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2">
      <style:paragraph-properties fo:margin-top="0cm" fo:margin-bottom="0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pproccio Analitico Per Spiegare Il Mio Concetto Di Evoluzione Di Una Semantica </text:p>
      <text:p text:style-name="Text_20_body">Ecco alcuni spunti e suggerimenti su come potresti strutturare la spiegazione per massimizzare la comprensione e l'interesse di Gianluca, facendo leva sul suo background:</text:p>
      <text:list xml:id="list2876834932981333207" text:style-name="L1">
        <text:list-item>
          <text:p text:style-name="P1"><text:span text:style-name="Strong_20_Emphasis">Inizia dal Problema (Un Problema che Potrebbe Riconoscere): L'Incompletezza dei Sistemi Formali.</text:span></text:p>
          <text:list>
            <text:list-item>
              <text:p text:style-name="P3">Potresti iniziare parlando della bellezza e della potenza dei sistemi formali (come la logica, l'aritmetica) nel garantire la <text:span text:style-name="Strong_20_Emphasis">certezza</text:span> (soundness) delle derivazioni. </text:p>
            </text:list-item>
            <text:list-item>
              <text:p text:style-name="P3">Poi, introduci i <text:span text:style-name="Strong_20_Emphasis">limiti intrinseci</text:span> di questi sistemi, accennando ai Teoremi di Incompletezza di Gödel (un concetto che sicuramente gli è familiare, anche se forse non applicato a sistemi semplici come MU). Sottolinea che, in sistemi sufficientemente ricchi, esistono affermazioni "vere" che non possono essere dimostrate all'interno del sistema stesso. </text:p>
            </text:list-item>
            <text:list-item>
              <text:p text:style-name="P3">Il tuo punto: i sistemi formali classici sono "statici" e "ciechi" rispetto ai propri limiti. Non hanno un meccanismo interno per dire: "Qui finisce la mia capacità di derivazione con queste regole; ho bisogno di qualcosa di nuovo". </text:p>
            </text:list-item>
          </text:list>
        </text:list-item>
        <text:list-item>
          <text:p text:style-name="P1"><text:span text:style-name="Strong_20_Emphasis">Introduci il Tuo Obiettivo (Ispirato dalla Biologia/Natura): L'Evoluzione Semantica Autonoma.</text:span></text:p>
          <text:list>
            <text:list-item>
              <text:p text:style-name="P3">Contrasta la staticità dei sistemi formali con la <text:span text:style-name="Strong_20_Emphasis">dinamicità e l'adattabilità</text:span> dei sistemi biologici o naturali, che sembrano "evolvere" le proprie "regole" o strutture interne in risposta all'ambiente o ai propri limiti. </text:p>
            </text:list-item>
            <text:list-item>
              <text:p text:style-name="P3">Il tuo obiettivo: costruire un sistema computazionale che non si limiti a trovare teoremi <text:span text:style-name="Emphasis">all'interno</text:span> di una semantica data, ma che possa <text:span text:style-name="Strong_20_Emphasis">autonomamente riconoscere i limiti</text:span> di quella semantica e <text:span text:style-name="Strong_20_Emphasis">generare attivamente nuove regole</text:span> per superare tali limiti, creando una nuova semantica. </text:p>
            </text:list-item>
          </text:list>
        </text:list-item>
        <text:list-item>
          <text:p text:style-name="P1"><text:span text:style-name="Strong_20_Emphasis">Presenta il Gioco MU (Un Esempio Concreto e Semplice):</text:span></text:p>
          <text:list>
            <text:list-item>
              <text:p text:style-name="P3">Spiega brevemente il gioco MU come un sistema formale minimale ma non banale. Mostra come si parte da "MI" e si applicano le regole per ottenere altre stringhe. </text:p>
            </text:list-item>
            <text:list-item>
              <text:p text:style-name="P3">Questo serve come base tangibile della "semantica puntuale" e del processo di derivazione che il tuo sistema <text:span text:style-name="Emphasis">inizialmente</text:span> esegue. </text:p>
            </text:list-item>
          </text:list>
        </text:list-item>
        <text:list-item>
          <text:p text:style-name="P1"><text:span text:style-name="Strong_20_Emphasis">Introduci il Salto Concettuale (Dove Entra in Gioco l'Analogia Quantistica):</text:span></text:p>
          <text:list>
            <text:list-item>
              <text:p text:style-name="P3">Qui è il punto cruciale. Spiega che per raggiungere l'obiettivo di generare nuova semantica, hai bisogno di un modo per analizzare la <text:span text:style-name="Emphasis">struttura emergente</text:span> e i <text:span text:style-name="Emphasis">limiti</text:span> della semantica generata, cosa che la semplice manipolazione di stringhe non permette facilmente a un livello di meta-analisi. </text:p>
            </text:list-item>
            <text:list-item>
              <text:p text:style-name="P3">Afferma che hai trovato un <text:span text:style-name="Strong_20_Emphasis">formalismo matematico</text:span> potente per fare questo: quello degli <text:span text:style-name="Strong_20_Emphasis">spazi di Hilbert</text:span> e della <text:span text:style-name="Strong_20_Emphasis">rappresentazione vettoriale</text:span>, ispirato dalla Meccanica Quantistica. </text:p>
            </text:list-item>
            <text:list-item>
              <text:p text:style-name="P3"><text:span text:style-name="Strong_20_Emphasis">Sottolinea con forza:</text:span> Non stai dicendo che il tuo server sia un computer quantistico o che stia usando effetti quantistici fisici. Stai dicendo che gli <text:span text:style-name="Strong_20_Emphasis">strumenti matematici</text:span> (vettori, operatori, geometria dello spazio di Hilbert) offrono un modello eccellente per rappresentare: </text:p>
              <text:list>
                <text:list-item>
                  <text:p text:style-name="P3">I concetti/stringhe non come simboli fissi, ma come <text:span text:style-name="Strong_20_Emphasis">stati vettoriali</text:span> che catturano le loro relazioni e potenziali ruoli (analogia con la sovrapposizione, ma in uno spazio astratto di significati/relazioni). </text:p>
                </text:list-item>
                <text:list-item>
                  <text:p text:style-name="P3">Le regole/operazioni come <text:span text:style-name="Strong_20_Emphasis">trasformazioni</text:span> su questi stati vettoriali. </text:p>
                </text:list-item>
                <text:list-item>
                  <text:p text:style-name="P3">L'insieme di tutte le possibilità semantiche/concettuali come uno <text:span text:style-name="Strong_20_Emphasis">spazio vettoriale esplorabile</text:span>. </text:p>
                </text:list-item>
              </text:list>
            </text:list-item>
          </text:list>
        </text:list-item>
        <text:list-item>
          <text:p text:style-name="P1"><text:span text:style-name="Strong_20_Emphasis">Spiega il Meccanismo di Rilevamento Limiti ("Misurazione" Analogica):</text:span></text:p>
          <text:list>
            <text:list-item>
              <text:p text:style-name="P3"><text:soft-page-break/>Questa è la parte più innovativa. Spiega che, analizzando le statistiche derivanti dalla reiterazione (frequenze, co-occorrenze, pattern) e cercando strutture specifiche come l'autoreferenza <text:span text:style-name="Emphasis">nello spazio concettuale</text:span> (analizzando le relazioni tra i vettori), stai eseguendo una sorta di "misurazione" analogica. </text:p>
            </text:list-item>
            <text:list-item>
              <text:p text:style-name="P3">Questa "misurazione" non ha un risultato deterministico a priori (come una derivazione formale), ma ha un elemento di <text:span text:style-name="Strong_20_Emphasis">probabilità/indeterminatezza</text:span> (qui l'analogia con il collasso quantistico può essere utile, ma sempre come modello matematico). </text:p>
            </text:list-item>
            <text:list-item>
              <text:p text:style-name="P3">Il <text:span text:style-name="Strong_20_Emphasis">risultato</text:span> di questa "misurazione" è l'identificazione di un limite, di un'anomalia statistica, o di un pattern autoreferenziale che segnala che il sistema ha raggiunto un confine della sua semantica attuale. </text:p>
            </text:list-item>
          </text:list>
        </text:list-item>
        <text:list-item>
          <text:p text:style-name="P1"><text:span text:style-name="Strong_20_Emphasis">Il Ponte verso la Nuova Semantica ("Collasso" sulla Nuova Regola):</text:span></text:p>
          <text:list>
            <text:list-item>
              <text:p text:style-name="P1">Una volta identificato il limite (il risultato della "misurazione"), il sistema usa questa informazione per "collassare" su una nuova, <text:span text:style-name="Emphasis">determinata</text:span> regola o postulato. Questo è il passo di <text:span text:style-name="Strong_20_Emphasis">generazione della nuova semantica</text:span>. </text:p>
            </text:list-item>
          </text:list>
        </text:list-item>
      </text:list>
      <text:p text:style-name="Text_20_body"><text:span text:style-name="Strong_20_Emphasis">Punti Chiave da Sottolineare a Gianluca:</text:span></text:p>
      <text:list xml:id="list1610228991245352818" text:style-name="L2">
        <text:list-item>
          <text:p text:style-name="P4">Stai affrontando un problema fondamentale dei sistemi formali: la loro incapacità di auto-evolversi. </text:p>
        </text:list-item>
        <text:list-item>
          <text:p text:style-name="P4">Stai cercando ispirazione non solo nell'informatica, ma anche in altri campi (biologia per l'obiettivo, fisica/matematica per gli strumenti di modellazione). </text:p>
        </text:list-item>
        <text:list-item>
          <text:p text:style-name="P4">L'analogia con la MQ non è una pretesa fisica, ma l'uso del suo potente <text:span text:style-name="Strong_20_Emphasis">formalismo matematico (spazi di Hilbert)</text:span> per modellare uno spazio astratto di possibilità semantiche e definire operazioni su di esso. </text:p>
        </text:list-item>
        <text:list-item>
          <text:p text:style-name="P4">Il formalismo ti serve per costruire il <text:span text:style-name="Strong_20_Emphasis">meccanismo di meta-livello</text:span> che analizza la semantica generata e innesca la creazione di nuova semantica. </text:p>
        </text:list-item>
        <text:list-item>
          <text:p text:style-name="P2">Il successo finale è empirico, ma l'approccio concettuale è, a tuo avviso, una strada plausibile per affrontare il problema. </text:p>
        </text:list-item>
      </text:list>
      <text:p text:style-name="Text_20_body">Mostrare la parte di MU funzionante ti aiuterà a dire: "Ecco il sistema base che genera la semantica. Ora, il mio problema è analizzare <text:span text:style-name="Emphasis">questo</text:span> e capire come generare le <text:span text:style-name="Emphasis">regole</text:span> che lo hanno creato o che possono estenderlo. E per fare questo, uso il formalismo vettoriale..."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5S</meta:editing-duration>
    <meta:editing-cycles>4</meta:editing-cycles>
    <meta:generator>OpenOffice/4.1.10$Win32 OpenOffice.org_project/4110m2$Build-9807</meta:generator>
    <dc:date>2025-05-10T14:44:53.86</dc:date>
    <dc:creator>Rocco Marco Russo</dc:creator>
    <meta:document-statistic meta:table-count="0" meta:image-count="0" meta:object-count="0" meta:page-count="2" meta:paragraph-count="32" meta:word-count="806" meta:character-count="5447"/>
    <meta:user-defined meta:name="Info 1"/>
    <meta:user-defined meta:name="Info 2"/>
    <meta:user-defined meta:name="Info 3"/>
    <meta:user-defined meta:name="Info 4"/>
  </office:meta>
</office:document-meta>
</file>